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8f0" officeooo:paragraph-rsid="001498f0"/>
    </style:style>
    <style:style style:name="P2" style:family="paragraph" style:parent-style-name="Standard">
      <style:text-properties officeooo:rsid="001b15f6" officeooo:paragraph-rsid="001cffd0"/>
    </style:style>
    <style:style style:name="P3" style:family="paragraph" style:parent-style-name="Standard">
      <style:text-properties officeooo:rsid="001b15f6" officeooo:paragraph-rsid="001dee32"/>
    </style:style>
    <style:style style:name="P4" style:family="paragraph" style:parent-style-name="Standard">
      <style:text-properties officeooo:rsid="002389d8" officeooo:paragraph-rsid="002389d8"/>
    </style:style>
    <style:style style:name="P5" style:family="paragraph" style:parent-style-name="Standard">
      <style:text-properties officeooo:rsid="0026f9a8" officeooo:paragraph-rsid="0026f9a8"/>
    </style:style>
    <style:style style:name="P6" style:family="paragraph" style:parent-style-name="Standard">
      <style:text-properties officeooo:rsid="002976ca" officeooo:paragraph-rsid="002976ca"/>
    </style:style>
    <style:style style:name="P7" style:family="paragraph" style:parent-style-name="Standard">
      <style:text-properties officeooo:rsid="002d455e" officeooo:paragraph-rsid="002d455e"/>
    </style:style>
    <style:style style:name="P8" style:family="paragraph" style:parent-style-name="Standard">
      <style:text-properties officeooo:rsid="002e8b6d" officeooo:paragraph-rsid="002e8b6d"/>
    </style:style>
    <style:style style:name="P9" style:family="paragraph" style:parent-style-name="Standard">
      <style:text-properties officeooo:rsid="00328518" officeooo:paragraph-rsid="00328518"/>
    </style:style>
    <style:style style:name="P10" style:family="paragraph" style:parent-style-name="Standard">
      <style:text-properties officeooo:rsid="003ca781" officeooo:paragraph-rsid="003ca781"/>
    </style:style>
    <style:style style:name="P11" style:family="paragraph" style:parent-style-name="Standard">
      <style:text-properties officeooo:rsid="00414561" officeooo:paragraph-rsid="00414561"/>
    </style:style>
    <style:style style:name="P12" style:family="paragraph" style:parent-style-name="Standard">
      <style:text-properties officeooo:rsid="004414c7" officeooo:paragraph-rsid="004414c7"/>
    </style:style>
    <style:style style:name="P13" style:family="paragraph" style:parent-style-name="Standard">
      <style:text-properties officeooo:rsid="0045c554" officeooo:paragraph-rsid="0045c554"/>
    </style:style>
    <style:style style:name="P14" style:family="paragraph" style:parent-style-name="Standard">
      <style:text-properties officeooo:rsid="00470194" officeooo:paragraph-rsid="00470194"/>
    </style:style>
    <style:style style:name="P15" style:family="paragraph" style:parent-style-name="Standard">
      <style:text-properties officeooo:rsid="004a6e5e" officeooo:paragraph-rsid="004a6e5e"/>
    </style:style>
    <style:style style:name="P16" style:family="paragraph" style:parent-style-name="Standard">
      <style:text-properties officeooo:rsid="004bc00b" officeooo:paragraph-rsid="004bc00b"/>
    </style:style>
    <style:style style:name="P17" style:family="paragraph" style:parent-style-name="Standard">
      <style:text-properties officeooo:rsid="004d02b9" officeooo:paragraph-rsid="004d02b9"/>
    </style:style>
    <style:style style:name="P18" style:family="paragraph" style:parent-style-name="Standard">
      <style:text-properties officeooo:rsid="005025f9" officeooo:paragraph-rsid="005025f9"/>
    </style:style>
    <style:style style:name="P19" style:family="paragraph" style:parent-style-name="Standard">
      <style:text-properties officeooo:rsid="00510495" officeooo:paragraph-rsid="00510495"/>
    </style:style>
    <style:style style:name="P20" style:family="paragraph" style:parent-style-name="Standard">
      <style:text-properties officeooo:rsid="0052f7d3" officeooo:paragraph-rsid="0052f7d3"/>
    </style:style>
    <style:style style:name="P21" style:family="paragraph" style:parent-style-name="Standard">
      <style:text-properties officeooo:rsid="0056403c" officeooo:paragraph-rsid="0056403c"/>
    </style:style>
    <style:style style:name="P22" style:family="paragraph" style:parent-style-name="Standard">
      <style:text-properties officeooo:rsid="005c5d10" officeooo:paragraph-rsid="005d8ca1"/>
    </style:style>
    <style:style style:name="P23" style:family="paragraph" style:parent-style-name="Standard">
      <style:text-properties officeooo:rsid="00652959" officeooo:paragraph-rsid="00652959"/>
    </style:style>
    <style:style style:name="P24" style:family="paragraph" style:parent-style-name="Standard">
      <style:text-properties officeooo:rsid="00669810" officeooo:paragraph-rsid="00669810"/>
    </style:style>
    <style:style style:name="P25" style:family="paragraph" style:parent-style-name="Standard">
      <style:text-properties officeooo:rsid="0068cff2" officeooo:paragraph-rsid="0068cff2"/>
    </style:style>
    <style:style style:name="P26" style:family="paragraph" style:parent-style-name="Standard">
      <style:text-properties officeooo:rsid="00690d20" officeooo:paragraph-rsid="00690d20"/>
    </style:style>
    <style:style style:name="P27" style:family="paragraph" style:parent-style-name="Standard">
      <style:text-properties officeooo:rsid="006b885a" officeooo:paragraph-rsid="006b885a"/>
    </style:style>
    <style:style style:name="P28" style:family="paragraph" style:parent-style-name="Standard">
      <style:text-properties officeooo:rsid="006f342f" officeooo:paragraph-rsid="006f342f"/>
    </style:style>
    <style:style style:name="P29" style:family="paragraph" style:parent-style-name="Standard">
      <style:text-properties officeooo:rsid="00712830" officeooo:paragraph-rsid="00712830"/>
    </style:style>
    <style:style style:name="P30" style:family="paragraph" style:parent-style-name="Standard">
      <style:text-properties officeooo:rsid="00746f1e" officeooo:paragraph-rsid="00746f1e"/>
    </style:style>
    <style:style style:name="P31" style:family="paragraph" style:parent-style-name="Standard">
      <style:text-properties fo:font-weight="normal" officeooo:rsid="001498f0" officeooo:paragraph-rsid="001498f0" style:font-weight-asian="normal" style:font-weight-complex="normal"/>
    </style:style>
    <style:style style:name="P32" style:family="paragraph" style:parent-style-name="Standard">
      <style:text-properties fo:font-weight="normal" officeooo:rsid="001ebda1" officeooo:paragraph-rsid="001dee32" style:font-weight-asian="normal" style:font-weight-complex="normal"/>
    </style:style>
    <style:style style:name="P33" style:family="paragraph" style:parent-style-name="Standard">
      <style:text-properties fo:font-weight="normal" officeooo:rsid="002976f6" officeooo:paragraph-rsid="002976f6" style:font-weight-asian="normal" style:font-weight-complex="normal"/>
    </style:style>
    <style:style style:name="P34" style:family="paragraph" style:parent-style-name="Standard">
      <style:text-properties fo:font-weight="normal" officeooo:rsid="0031997d" officeooo:paragraph-rsid="0031997d" style:font-weight-asian="normal" style:font-weight-complex="normal"/>
    </style:style>
    <style:style style:name="P35" style:family="paragraph" style:parent-style-name="Standard">
      <style:text-properties fo:font-weight="normal" officeooo:rsid="00347049" officeooo:paragraph-rsid="00347049" style:font-weight-asian="normal" style:font-weight-complex="normal"/>
    </style:style>
    <style:style style:name="P36" style:family="paragraph" style:parent-style-name="Standard">
      <style:text-properties fo:font-weight="normal" officeooo:rsid="00352358" officeooo:paragraph-rsid="00352358" style:font-weight-asian="normal" style:font-weight-complex="normal"/>
    </style:style>
    <style:style style:name="P37" style:family="paragraph" style:parent-style-name="Standard">
      <style:text-properties fo:font-weight="normal" officeooo:rsid="0035504b" officeooo:paragraph-rsid="0035504b" style:font-weight-asian="normal" style:font-weight-complex="normal"/>
    </style:style>
    <style:style style:name="P38" style:family="paragraph" style:parent-style-name="Standard">
      <style:text-properties fo:font-weight="normal" officeooo:rsid="0036e4b7" officeooo:paragraph-rsid="0036e4b7" style:font-weight-asian="normal" style:font-weight-complex="normal"/>
    </style:style>
    <style:style style:name="P39" style:family="paragraph" style:parent-style-name="Standard">
      <style:text-properties fo:font-weight="normal" officeooo:rsid="003ca781" officeooo:paragraph-rsid="003ca781" style:font-weight-asian="normal" style:font-weight-complex="normal"/>
    </style:style>
    <style:style style:name="P40" style:family="paragraph" style:parent-style-name="Standard">
      <style:text-properties fo:font-weight="normal" officeooo:rsid="00414561" officeooo:paragraph-rsid="00414561" style:font-weight-asian="normal" style:font-weight-complex="normal"/>
    </style:style>
    <style:style style:name="P41" style:family="paragraph" style:parent-style-name="Standard">
      <style:text-properties fo:font-weight="normal" officeooo:rsid="006d6f9b" officeooo:paragraph-rsid="006d6f9b" style:font-weight-asian="normal" style:font-weight-complex="normal"/>
    </style:style>
    <style:style style:name="P42" style:family="paragraph" style:parent-style-name="Standard">
      <style:text-properties fo:font-weight="normal" officeooo:rsid="00497d82" officeooo:paragraph-rsid="00497d82" style:font-weight-asian="normal" style:font-weight-complex="normal"/>
    </style:style>
    <style:style style:name="P43" style:family="paragraph" style:parent-style-name="Standard">
      <style:text-properties fo:font-weight="normal" officeooo:rsid="004a600a" officeooo:paragraph-rsid="004a600a" style:font-weight-asian="normal" style:font-weight-complex="normal"/>
    </style:style>
    <style:style style:name="P44" style:family="paragraph" style:parent-style-name="Standard">
      <style:text-properties fo:font-weight="normal" officeooo:rsid="004d02b9" officeooo:paragraph-rsid="004d02b9" style:font-weight-asian="normal" style:font-weight-complex="normal"/>
    </style:style>
    <style:style style:name="P45" style:family="paragraph" style:parent-style-name="Standard">
      <style:text-properties fo:font-weight="normal" officeooo:rsid="0056403c" officeooo:paragraph-rsid="0056403c" style:font-weight-asian="normal" style:font-weight-complex="normal"/>
    </style:style>
    <style:style style:name="P46" style:family="paragraph" style:parent-style-name="Standard">
      <style:text-properties fo:font-weight="normal" officeooo:rsid="0061bfb2" officeooo:paragraph-rsid="0061bfb2" style:font-weight-asian="normal" style:font-weight-complex="normal"/>
    </style:style>
    <style:style style:name="P47" style:family="paragraph" style:parent-style-name="Standard">
      <style:text-properties fo:font-weight="normal" officeooo:rsid="0062cb50" officeooo:paragraph-rsid="0062cb50" style:font-weight-asian="normal" style:font-weight-complex="normal"/>
    </style:style>
    <style:style style:name="P48" style:family="paragraph" style:parent-style-name="Standard">
      <style:text-properties fo:font-weight="normal" officeooo:rsid="0063f85d" officeooo:paragraph-rsid="0063f85d" style:font-weight-asian="normal" style:font-weight-complex="normal"/>
    </style:style>
    <style:style style:name="P49" style:family="paragraph" style:parent-style-name="Standard">
      <style:text-properties fo:font-weight="normal" officeooo:rsid="00652959" officeooo:paragraph-rsid="00652959" style:font-weight-asian="normal" style:font-weight-complex="normal"/>
    </style:style>
    <style:style style:name="P50" style:family="paragraph" style:parent-style-name="Standard">
      <style:text-properties fo:font-weight="normal" officeooo:rsid="00712830" officeooo:paragraph-rsid="00712830" style:font-weight-asian="normal" style:font-weight-complex="normal"/>
    </style:style>
    <style:style style:name="P51" style:family="paragraph" style:parent-style-name="Standard">
      <style:text-properties fo:font-weight="normal" officeooo:rsid="007147ff" officeooo:paragraph-rsid="007147ff" style:font-weight-asian="normal" style:font-weight-complex="normal"/>
    </style:style>
    <style:style style:name="P52" style:family="paragraph" style:parent-style-name="Standard">
      <style:text-properties fo:font-weight="normal" officeooo:rsid="0072d332" officeooo:paragraph-rsid="0072d332" style:font-weight-asian="normal" style:font-weight-complex="normal"/>
    </style:style>
    <style:style style:name="P53" style:family="paragraph" style:parent-style-name="Standard">
      <style:text-properties fo:font-weight="normal" officeooo:rsid="0075c7bc" officeooo:paragraph-rsid="0075c7bc" style:font-weight-asian="normal" style:font-weight-complex="normal"/>
    </style:style>
    <style:style style:name="P54" style:family="paragraph" style:parent-style-name="Standard">
      <style:text-properties fo:font-weight="normal" officeooo:rsid="0077aa2d" officeooo:paragraph-rsid="0077aa2d" style:font-weight-asian="normal" style:font-weight-complex="normal"/>
    </style:style>
    <style:style style:name="P55" style:family="paragraph" style:parent-style-name="Standard">
      <style:text-properties fo:font-weight="normal" officeooo:rsid="0079a651" officeooo:paragraph-rsid="0079a651" style:font-weight-asian="normal" style:font-weight-complex="normal"/>
    </style:style>
    <style:style style:name="P56" style:family="paragraph" style:parent-style-name="Standard">
      <style:text-properties fo:font-weight="normal" officeooo:rsid="007b7ad2" officeooo:paragraph-rsid="007b7ad2" style:font-weight-asian="normal" style:font-weight-complex="normal"/>
    </style:style>
    <style:style style:name="P57" style:family="paragraph" style:parent-style-name="Standard">
      <style:text-properties fo:font-weight="normal" officeooo:rsid="007d1f6f" officeooo:paragraph-rsid="007d1f6f" style:font-weight-asian="normal" style:font-weight-complex="normal"/>
    </style:style>
    <style:style style:name="P58" style:family="paragraph" style:parent-style-name="Standard">
      <style:text-properties fo:font-weight="normal" officeooo:rsid="007f504b" officeooo:paragraph-rsid="007f504b" style:font-weight-asian="normal" style:font-weight-complex="normal"/>
    </style:style>
    <style:style style:name="P59" style:family="paragraph" style:parent-style-name="Standard">
      <style:text-properties fo:font-weight="normal" officeooo:rsid="00803797" officeooo:paragraph-rsid="00803797" style:font-weight-asian="normal" style:font-weight-complex="normal"/>
    </style:style>
    <style:style style:name="P60" style:family="paragraph" style:parent-style-name="Standard">
      <style:text-properties officeooo:rsid="0036e4b7" officeooo:paragraph-rsid="0036e4b7"/>
    </style:style>
    <style:style style:name="P61" style:family="paragraph" style:parent-style-name="Standard">
      <style:text-properties officeooo:rsid="0044f487" officeooo:paragraph-rsid="0044f487"/>
    </style:style>
    <style:style style:name="P62" style:family="paragraph" style:parent-style-name="Standard">
      <style:text-properties officeooo:rsid="00497d82" officeooo:paragraph-rsid="00497d82"/>
    </style:style>
    <style:style style:name="P63" style:family="paragraph" style:parent-style-name="Standard">
      <style:text-properties officeooo:rsid="0061bfb2" officeooo:paragraph-rsid="0061bfb2"/>
    </style:style>
    <style:style style:name="P64" style:family="paragraph" style:parent-style-name="Standard">
      <style:text-properties officeooo:rsid="0062cb50" officeooo:paragraph-rsid="0062cb50"/>
    </style:style>
    <style:style style:name="P65" style:family="paragraph" style:parent-style-name="Standard">
      <style:text-properties officeooo:rsid="0063f85d" officeooo:paragraph-rsid="0063f85d"/>
    </style:style>
    <style:style style:name="P66" style:family="paragraph" style:parent-style-name="Standard">
      <style:text-properties officeooo:rsid="007147ff" officeooo:paragraph-rsid="007147ff"/>
    </style:style>
    <style:style style:name="P67" style:family="paragraph" style:parent-style-name="Standard">
      <style:text-properties officeooo:rsid="0072d332" officeooo:paragraph-rsid="0072d332"/>
    </style:style>
    <style:style style:name="P68" style:family="paragraph" style:parent-style-name="Standard">
      <style:text-properties officeooo:rsid="0075c7bc" officeooo:paragraph-rsid="0075c7bc"/>
    </style:style>
    <style:style style:name="P69" style:family="paragraph" style:parent-style-name="Standard">
      <style:text-properties officeooo:rsid="00803797" officeooo:paragraph-rsid="00803797"/>
    </style:style>
    <style:style style:name="P70" style:family="paragraph" style:parent-style-name="Standard">
      <style:text-properties officeooo:rsid="00817fe9" officeooo:paragraph-rsid="00817fe9"/>
    </style:style>
    <style:style style:name="P71" style:family="paragraph" style:parent-style-name="Standard">
      <style:paragraph-properties fo:break-before="page"/>
      <style:text-properties officeooo:rsid="00817fe9" officeooo:paragraph-rsid="00817fe9"/>
    </style:style>
    <style:style style:name="P72" style:family="paragraph" style:parent-style-name="Standard">
      <style:text-properties officeooo:rsid="00817fe9" officeooo:paragraph-rsid="00817f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ed3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62c1" style:font-weight-asian="normal" style:font-weight-complex="normal"/>
    </style:style>
    <style:style style:name="T5" style:family="text">
      <style:text-properties fo:font-weight="normal" officeooo:rsid="0019ed38" style:font-weight-asian="normal" style:font-weight-complex="normal"/>
    </style:style>
    <style:style style:name="T6" style:family="text">
      <style:text-properties fo:font-weight="normal" officeooo:rsid="001cffd0" style:font-weight-asian="normal" style:font-weight-complex="normal"/>
    </style:style>
    <style:style style:name="T7" style:family="text">
      <style:text-properties fo:font-weight="normal" officeooo:rsid="001dee32" style:font-weight-asian="normal" style:font-weight-complex="normal"/>
    </style:style>
    <style:style style:name="T8" style:family="text">
      <style:text-properties fo:font-weight="normal" officeooo:rsid="001ebda1" style:font-weight-asian="normal" style:font-weight-complex="normal"/>
    </style:style>
    <style:style style:name="T9" style:family="text">
      <style:text-properties fo:font-weight="normal" officeooo:rsid="00251608" style:font-weight-asian="normal" style:font-weight-complex="normal"/>
    </style:style>
    <style:style style:name="T10" style:family="text">
      <style:text-properties fo:font-weight="normal" officeooo:rsid="002852e5" style:font-weight-asian="normal" style:font-weight-complex="normal"/>
    </style:style>
    <style:style style:name="T11" style:family="text">
      <style:text-properties fo:font-weight="normal" officeooo:rsid="002f7b34" style:font-weight-asian="normal" style:font-weight-complex="normal"/>
    </style:style>
    <style:style style:name="T12" style:family="text">
      <style:text-properties fo:font-weight="normal" officeooo:rsid="00310df5" style:font-weight-asian="normal" style:font-weight-complex="normal"/>
    </style:style>
    <style:style style:name="T13" style:family="text">
      <style:text-properties fo:font-weight="normal" officeooo:rsid="00386bcb" style:font-weight-asian="normal" style:font-weight-complex="normal"/>
    </style:style>
    <style:style style:name="T14" style:family="text">
      <style:text-properties fo:font-weight="normal" officeooo:rsid="003a305a" style:font-weight-asian="normal" style:font-weight-complex="normal"/>
    </style:style>
    <style:style style:name="T15" style:family="text">
      <style:text-properties fo:font-weight="normal" officeooo:rsid="003aeef0" style:font-weight-asian="normal" style:font-weight-complex="normal"/>
    </style:style>
    <style:style style:name="T16" style:family="text">
      <style:text-properties fo:font-weight="normal" officeooo:rsid="00406abb" style:font-weight-asian="normal" style:font-weight-complex="normal"/>
    </style:style>
    <style:style style:name="T17" style:family="text">
      <style:text-properties fo:font-weight="normal" officeooo:rsid="00424905" style:font-weight-asian="normal" style:font-weight-complex="normal"/>
    </style:style>
    <style:style style:name="T18" style:family="text">
      <style:text-properties fo:font-weight="normal" officeooo:rsid="00429040" style:font-weight-asian="normal" style:font-weight-complex="normal"/>
    </style:style>
    <style:style style:name="T19" style:family="text">
      <style:text-properties fo:font-weight="normal" officeooo:rsid="0044a14e" style:font-weight-asian="normal" style:font-weight-complex="normal"/>
    </style:style>
    <style:style style:name="T20" style:family="text">
      <style:text-properties fo:font-weight="normal" officeooo:rsid="0044f487" style:font-weight-asian="normal" style:font-weight-complex="normal"/>
    </style:style>
    <style:style style:name="T21" style:family="text">
      <style:text-properties fo:font-weight="normal" officeooo:rsid="0048ced2" style:font-weight-asian="normal" style:font-weight-complex="normal"/>
    </style:style>
    <style:style style:name="T22" style:family="text">
      <style:text-properties fo:font-weight="normal" officeooo:rsid="004b04d8" style:font-weight-asian="normal" style:font-weight-complex="normal"/>
    </style:style>
    <style:style style:name="T23" style:family="text">
      <style:text-properties fo:font-weight="normal" officeooo:rsid="004d02b9" style:font-weight-asian="normal" style:font-weight-complex="normal"/>
    </style:style>
    <style:style style:name="T24" style:family="text">
      <style:text-properties fo:font-weight="normal" officeooo:rsid="004dbfd3" style:font-weight-asian="normal" style:font-weight-complex="normal"/>
    </style:style>
    <style:style style:name="T25" style:family="text">
      <style:text-properties fo:font-weight="normal" officeooo:rsid="004f32fe" style:font-weight-asian="normal" style:font-weight-complex="normal"/>
    </style:style>
    <style:style style:name="T26" style:family="text">
      <style:text-properties fo:font-weight="normal" officeooo:rsid="0051a9ee" style:font-weight-asian="normal" style:font-weight-complex="normal"/>
    </style:style>
    <style:style style:name="T27" style:family="text">
      <style:text-properties fo:font-weight="normal" officeooo:rsid="0054faf9" style:font-weight-asian="normal" style:font-weight-complex="normal"/>
    </style:style>
    <style:style style:name="T28" style:family="text">
      <style:text-properties fo:font-weight="normal" officeooo:rsid="005815b1" style:font-weight-asian="normal" style:font-weight-complex="normal"/>
    </style:style>
    <style:style style:name="T29" style:family="text">
      <style:text-properties fo:font-weight="normal" officeooo:rsid="005a879f" style:font-weight-asian="normal" style:font-weight-complex="normal"/>
    </style:style>
    <style:style style:name="T30" style:family="text">
      <style:text-properties fo:font-weight="normal" officeooo:rsid="005bbaa1" style:font-weight-asian="normal" style:font-weight-complex="normal"/>
    </style:style>
    <style:style style:name="T31" style:family="text">
      <style:text-properties fo:font-weight="normal" officeooo:rsid="006057c2" style:font-weight-asian="normal" style:font-weight-complex="normal"/>
    </style:style>
    <style:style style:name="T32" style:family="text">
      <style:text-properties fo:font-weight="normal" officeooo:rsid="00688b5c" style:font-weight-asian="normal" style:font-weight-complex="normal"/>
    </style:style>
    <style:style style:name="T33" style:family="text">
      <style:text-properties fo:font-weight="normal" officeooo:rsid="0069aca5" style:font-weight-asian="normal" style:font-weight-complex="normal"/>
    </style:style>
    <style:style style:name="T34" style:family="text">
      <style:text-properties fo:font-weight="normal" officeooo:rsid="006a36c3" style:font-weight-asian="normal" style:font-weight-complex="normal"/>
    </style:style>
    <style:style style:name="T35" style:family="text">
      <style:text-properties fo:font-weight="normal" officeooo:rsid="006ad0d7" style:font-weight-asian="normal" style:font-weight-complex="normal"/>
    </style:style>
    <style:style style:name="T36" style:family="text">
      <style:text-properties fo:font-weight="normal" officeooo:rsid="006bdd1c" style:font-weight-asian="normal" style:font-weight-complex="normal"/>
    </style:style>
    <style:style style:name="T37" style:family="text">
      <style:text-properties fo:font-weight="normal" officeooo:rsid="006da586" style:font-weight-asian="normal" style:font-weight-complex="normal"/>
    </style:style>
    <style:style style:name="T38" style:family="text">
      <style:text-properties fo:font-weight="normal" officeooo:rsid="006fa9d4" style:font-weight-asian="normal" style:font-weight-complex="normal"/>
    </style:style>
    <style:style style:name="T39" style:family="text">
      <style:text-properties fo:font-weight="normal" officeooo:rsid="00759b3a" style:font-weight-asian="normal" style:font-weight-complex="normal"/>
    </style:style>
    <style:style style:name="T40" style:family="text">
      <style:text-properties officeooo:rsid="0081da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C :</text:p>
      <text:p text:style-name="P1"/>
      <text:p text:style-name="P8">Généralité :</text:p>
      <text:p text:style-name="P1"/>
      <text:p text:style-name="P1">Besoin : On veut des moyens de communication entre processus (lourds) s’exécutant sur une même machine (et même OS), qui n’ont pas forcément un lien de parenté (<text:span text:style-name="T1">fork</text:span>)<text:span text:style-name="T1"> </text:span><text:span text:style-name="T3">ni le même utilisateur.</text:span></text:p>
      <text:p text:style-name="P1"/>
      <text:p text:style-name="P31">→ Permet l’échange de messages, le partage d’espace mémoire, la synchronisation.</text:p>
      <text:p text:style-name="P31">→ Réalisé via tubes, IPC, sockets …</text:p>
      <text:p text:style-name="P1"/>
      <text:p text:style-name="P31">On réalise une communication dite IPC – SV :</text:p>
      <text:p text:style-name="P1"><text:span text:style-name="T3">→ File de messages </text:span><text:span text:style-name="T5">(Envoi / réception de messages entre plusieurs processus).</text:span></text:p>
      <text:p text:style-name="P1"><text:span text:style-name="T3">→ </text:span><text:span text:style-name="T4">E</text:span><text:span text:style-name="T3">nsembles de sémaphores</text:span><text:span text:style-name="T5"> (Outils et opérations pour résoudre des conflits d’accès et des problèmes d’ordre d’exécution de sous-ensembles d’instructions (</text:span><text:span text:style-name="T2">Synchronisation</text:span><text:span text:style-name="T5">)).</text:span></text:p>
      <text:p text:style-name="P1"><text:span text:style-name="T3">→ </text:span><text:span text:style-name="T4">Mémoires partagées </text:span><text:span text:style-name="T5">(Mémoire commune accessible à plusieurs processus (en </text:span><text:span text:style-name="T2">dehors de l’espace d’adressage</text:span><text:span text:style-name="T5"> de chacun).</text:span></text:p>
      <text:p text:style-name="P1"/>
      <text:p text:style-name="P2"><text:span text:style-name="T5">i</text:span><text:span text:style-name="T3">pcs : Commande pour afficher (et pas que) </text:span><text:span text:style-name="T6">les objets IPC existants et leur état. (Cours).</text:span></text:p>
      <text:p text:style-name="P3"><text:a xlink:type="simple" xlink:href="https://stacklima.com/commande-ipcs-sous-linux-avec-exemples/" text:style-name="Internet_20_link" text:visited-style-name="Visited_20_Internet_20_Link"><text:span text:style-name="T6">https://stacklima.com/commande-ipcs-sous-linux-avec-exemples/</text:span></text:a><text:span text:style-name="T6"> </text:span><text:span text:style-name="T7">(En ligne).</text:span></text:p>
      <text:p text:style-name="P3"/>
      <text:p text:style-name="P32">Permission : 666 =&gt; Droit d’écriture et de lecture pour le propriétaire, pour le groupe, pour les autres utilisateurs (Note : 777 pour ajouter les droits d’éxecutions).</text:p>
      <text:p text:style-name="P3"/>
      <text:p text:style-name="P4"><text:span text:style-name="T8">L</text:span><text:span text:style-name="T3">es processus accède à la file par un méchanisme de </text:span><text:span text:style-name="T1">Clé</text:span><text:span text:style-name="T3"> mais ce n’est pas la seule manière de le faire (pas vu d’autre méthode en cours). </text:span><text:span text:style-name="T9">Cette clé est une paire (Chemin d’accès, int).</text:span></text:p>
      <text:p text:style-name="P5"><text:span text:style-name="T9">P</text:span><text:span text:style-name="T3">our le système, elle consiste en une suite binaire </text:span><text:span text:style-name="T10">identifiant l’objet en question.</text:span></text:p>
      <text:p text:style-name="P6"><text:span text:style-name="T10">E</text:span><text:span text:style-name="T3">lle vise un seul et unique objet IPC.</text:span></text:p>
      <text:p text:style-name="P6"/>
      <text:p text:style-name="P33">A partir de la clé, on peut obtenir l’identifiant de l’objet IPC.</text:p>
      <text:p text:style-name="P7"><text:span text:style-name="T3">(Cf fichier commande</text:span><text:span text:style-name="T12">Gen</text:span><text:span text:style-name="T3"> pour la liste des commandes et leurs val de retour).</text:span></text:p>
      <text:p text:style-name="P7"/>
      <text:p text:style-name="P7"><text:span text:style-name="T3">F</text:span><text:span text:style-name="T11">ile :</text:span></text:p>
      <text:p text:style-name="P7"/>
      <text:p text:style-name="P34">Permet la communication entre processus en échangeant des messages.</text:p>
      <text:p text:style-name="P9"><text:span text:style-name="T3">Message =&gt; structure de données quelconque portant une ETIQUETTE en premier élément de structure </text:span><text:span text:style-name="T13">(&gt;0) </text:span><text:span text:style-name="T14">et aucun pointeur </text:span><text:span text:style-name="T15">(le j c’est le F)</text:span><text:span text:style-name="T14">.</text:span></text:p>
      <text:p text:style-name="P9"/>
      <text:p text:style-name="P35">File =&gt; donnée les droits de lecture / écriture aux utilisateurs.</text:p>
      <text:p text:style-name="P36">Les gestions des accès concurrents à une file est prise en charge par le système.</text:p>
      <text:p text:style-name="P37">Durée de vie « Construction » jusqu’à « Destruction ».</text:p>
      <text:p text:style-name="P60"/>
      <text:p text:style-name="P38">Identifiant file à partir de la clé (Cf fichier commandeFile).</text:p>
      <text:p text:style-name="P60"/>
      <text:p text:style-name="P39">Comme en TCP / IP </text:p>
      <text:p text:style-name="P10"><text:span text:style-name="T3">On fait des msgsend avec un id (msgget) une structure à envoyer, une longueur max </text:span><text:span text:style-name="T16">et un flag (0).</text:span></text:p>
      <text:p text:style-name="P11"><text:span text:style-name="T16">P</text:span><text:span text:style-name="T3">our le msgrcv, c’est pareil mais faut préciser l’étiquette à récup.</text:span></text:p>
      <text:p text:style-name="P40">&gt; 0 : lecture du premier message dispo avec l’étiquette e = étiquette.</text:p>
      <text:p text:style-name="P11"><text:span text:style-name="T3">= 0 : </text:span><text:span text:style-name="T17">lecture du premier message dispo.</text:span></text:p>
      <text:p text:style-name="P11"><text:span text:style-name="T17">&lt; 0 : </text:span><text:span text:style-name="T18">lecture premier message dispo avec la plus petite étiquette e ≤ |étiquette|</text:span></text:p>
      <text:p text:style-name="P11"/>
      <text:p text:style-name="P12"><text:span text:style-name="T18">U</text:span><text:span text:style-name="T3">ne étiquette ne peut pas être négative (dans un send).</text:span></text:p>
      <text:p text:style-name="P12"/>
      <text:p text:style-name="P12"><text:soft-page-break/><text:span text:style-name="T3">Pour supprimer une liste, appel à ipcrm </text:span><text:span text:style-name="T19">ou msgctl(id, op, …) a</text:span><text:span text:style-name="T20">vec id, IPC_RMID, NULL.</text:span></text:p>
      <text:p text:style-name="P61"/>
      <text:p text:style-name="P61"/>
      <text:p text:style-name="P13"><text:span text:style-name="T19">S</text:span><text:span text:style-name="T3">émaphores :</text:span></text:p>
      <text:p text:style-name="P13"/>
      <text:p text:style-name="P14"><text:span text:style-name="T3">Permet d’utiliser un compteur de déblocage, un mécanisme de synchronisation de processus concurrents. (comme en threads</text:span><text:span text:style-name="T21">)</text:span><text:span text:style-name="T3">.</text:span></text:p>
      <text:p text:style-name="P14"/>
      <text:p text:style-name="P41">Semget ( …, int nbSem, …) ;</text:p>
      <text:p text:style-name="P14"/>
      <text:p text:style-name="P42">3 opérations. Init, P et V.</text:p>
      <text:p text:style-name="P62"/>
      <text:p text:style-name="P43">P pour la soustraction (bloquant), V pour l’addition et Init pour initialiser les processus à une valeur.</text:p>
      <text:p text:style-name="P15"><text:span text:style-name="T3">Bon système mais pas au max donc on ajoute la possibilité de réaliser plusieurs opérations de manière atomique </text:span><text:span text:style-name="T22">sur un sous ensemble de sémaphore.</text:span></text:p>
      <text:p text:style-name="P15"/>
      <text:p text:style-name="P16"><text:span text:style-name="T22">P</text:span><text:span text:style-name="T3">n(Si) qui décrémente de n le sémaphore Si </text:span><text:span text:style-name="T23">(opération bloquante).</text:span></text:p>
      <text:p text:style-name="P44">Vn(Si) qui incrémente de n le sémaphore Si.</text:p>
      <text:p text:style-name="P17"><text:span text:style-name="T3">Z(Si) qui attend que le sémaphore </text:span><text:span text:style-name="T24">à l’indice </text:span><text:span text:style-name="T25">i soit nul (exo rdv).</text:span></text:p>
      <text:p text:style-name="P17"/>
      <text:p text:style-name="P18"><text:span text:style-name="T25">C</text:span><text:span text:style-name="T3">omme pour la file, on utilise la fonction semget qui permet de récup notre sémaphore.</text:span></text:p>
      <text:p text:style-name="P19"><text:span text:style-name="T3">On peut ensuite utiliser la fonction semctl() </text:span><text:span text:style-name="T26">pour récupérer (GETALL) ou initialiser (SETALL) tout nos sémaphores.</text:span></text:p>
      <text:p text:style-name="P20"><text:span text:style-name="T26">P</text:span><text:span text:style-name="T3">our initialiser / récupérer notre tableau de sémaphore, on passe par une structure permettant de traiter tout les cas </text:span><text:span text:style-name="T27">d’instruction (IPC_STAT / IPC_SET / IPC_INFO en plus de GETALL, SETALL).</text:span></text:p>
      <text:p text:style-name="P21"><text:span text:style-name="T27">C</text:span><text:span text:style-name="T3">ette structure est de la forme :</text:span></text:p>
      <text:p text:style-name="P21"/>
      <text:p text:style-name="P45">union semun {</text:p>
      <text:p text:style-name="P45"><text:tab/>int val ;</text:p>
      <text:p text:style-name="P45"><text:tab/>struct semid_ds * buf ;</text:p>
      <text:p text:style-name="P45"><text:tab/>unsigned short *array ;</text:p>
      <text:p text:style-name="P45"><text:tab/>struct seminfo *__buf ;</text:p>
      <text:p text:style-name="P45">};</text:p>
      <text:p text:style-name="P21"/>
      <text:p text:style-name="P45">Les 2 champs qui nous intéressent sont les champs « val » et « unsigned short *array ».</text:p>
      <text:p text:style-name="P21"><text:span text:style-name="T3">Le premier est à attribuer uniquement quand on veut initialiser </text:span><text:span text:style-name="T30">un </text:span><text:span text:style-name="T3">sémaphore </text:span><text:span text:style-name="T29">SETVAL</text:span><text:span text:style-name="T3">, le second, lui, est à attribuer dans le cas d’un GETALL ou </text:span><text:span text:style-name="T28">SETALL.</text:span></text:p>
      <text:p text:style-name="P21"/>
      <text:p text:style-name="P22"><text:span text:style-name="T28">S</text:span><text:span text:style-name="T3">i on veut réaliser un ensemble d’opérations P V Z (plantes vs zombies), on passe par semop() qui va alors permettre de choisir tel ou tel sémaphore sur lequel réaliser l’opération.</text:span><text:span text:style-name="T31"> (toujour atomique).</text:span></text:p>
      <text:p text:style-name="P46">Pour cela, on utilise une structure sembuf déjà défini dans nos imports.</text:p>
      <text:p text:style-name="P63"/>
      <text:p text:style-name="P47">On peut réaliser nos opération une par une (struct sembuf opv; ) ou tout réaliser dans un tableau de structure : struct sembuf op[] = {} ;</text:p>
      <text:p text:style-name="P64"/>
      <text:p text:style-name="P48">semctl pour la destruction.</text:p>
      <text:p text:style-name="P65"/>
      <text:p text:style-name="P48">Mémoire partagée : </text:p>
      <text:p text:style-name="P65"/>
      <text:p text:style-name="P49">Communication avec pipe ou file consiste à transférer (copier) des données, dans un espace géré et synchronisé par le système.</text:p>
      <text:p text:style-name="P23"><text:soft-page-break/><text:span text:style-name="T3">Une mémoire partagée consiste à disposer d’un espace de mémoire, accessible à plusieurs processus.</text:span></text:p>
      <text:p text:style-name="P24"><text:span text:style-name="T3">Tout processus pourras travailler dessus (restrictions possibles) </text:span><text:span text:style-name="T32">possibilité de gérer les droits en fonction des processus.</text:span></text:p>
      <text:p text:style-name="P25"><text:span text:style-name="T32">C</text:span><text:span text:style-name="T3">omme les files, les segments de mémoire partagées sont persistants.</text:span></text:p>
      <text:p text:style-name="P25"/>
      <text:p text:style-name="P26"><text:span text:style-name="T3">Chaque processus va alors demander à « s’attacher » au segment de mémoire </text:span><text:span text:style-name="T33">afin de pouvoir le modifier. </text:span><text:span text:style-name="T34">Etant donné l’accès en concurrence de la donnée, il est préférable d’utiliser </text:span><text:span text:style-name="T35">un tableau de sémaphore en plus pour gérer la synchronisation (elle doit être géré mais pas forcément par des sems).</text:span></text:p>
      <text:p text:style-name="P26"/>
      <text:p text:style-name="P27"><text:span text:style-name="T37">s</text:span><text:span text:style-name="T3">hmget (…</text:span><text:span text:style-name="T36">, size_t taille, …) ;</text:span></text:p>
      <text:p text:style-name="P27"/>
      <text:p text:style-name="P28"><text:span text:style-name="T36">P</text:span><text:span text:style-name="T3">our s’attacher : shmat (id, NULL, int type_accès) ; </text:span><text:span text:style-name="T38">(type d’accès par défaut, lecture / écriture).</text:span></text:p>
      <text:p text:style-name="P29"><text:span text:style-name="T38">P</text:span><text:span text:style-name="T3">our se détacher : shmdt (const void * adrAtt) ;</text:span></text:p>
      <text:p text:style-name="P50">L’adresse d’attachement obtenu avec shmat.</text:p>
      <text:p text:style-name="P51">Si -1 échec pour ces 2 fonctions sinon, adrAtt pour shmat et 0 pour shmdt.</text:p>
      <text:p text:style-name="P66"/>
      <text:p text:style-name="P52">On se détache avec l’adresse d’attachement et pas l’id (attention).</text:p>
      <text:p text:style-name="P67"/>
      <text:p text:style-name="P30"><text:span text:style-name="T3">Suppression : shmctl(</text:span><text:span text:style-name="T39">tu connais</text:span><text:span text:style-name="T3">) ;</text:span></text:p>
      <text:p text:style-name="P30"/>
      <text:p text:style-name="P53">Dernière diapo :</text:p>
      <text:p text:style-name="P68"/>
      <text:p text:style-name="P54">Initialiser les objets / variables avant de les utiliser.</text:p>
      <text:p text:style-name="P55">Souvent, 1 seul processus en charge de la création d’objets IPC.</text:p>
      <text:p text:style-name="P56">Identification du processus responsable de la création d’un objet IPC avec l’option IPCeXCL.</text:p>
      <text:p text:style-name="P57">Terminaison « propre » libérer l’espace mémoire alloué …</text:p>
      <text:p text:style-name="P58">Traiter les retours d’une fonction et gestion des erreurs.</text:p>
      <text:p text:style-name="P59">Attention à l’interblocage</text:p>
      <text:p text:style-name="P59">etc.</text:p>
      <text:p text:style-name="P69"/>
      <text:p text:style-name="P69"/>
      <text:p text:style-name="P69"/>
      <text:p text:style-name="P71">Exercice Bonus Maison :<text:span text:style-name="T3"/></text:p>
      <text:p text:style-name="P70"/>
      <text:p text:style-name="P70">Refaire l’exercice du CC2 <text:span text:style-name="T40">avec des files pour l’envoi des messages textuel, des sémaphores pour l’entrée des passagers dans les avions et un segment de mémoire partagé pour les aéroports.</text:span><text:span text:style-name="T3"/></text:p>
      <text:p text:style-name="P70"/>
      <text:p text:style-name="P70"/>
      <text:p text:style-name="P70"/>
      <text:p text:style-name="P7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3:20:52.721076201</meta:creation-date>
    <dc:date>2023-04-24T15:48:27.067311666</dc:date>
    <meta:editing-duration>PT2H17M35S</meta:editing-duration>
    <meta:editing-cycles>109</meta:editing-cycles>
    <meta:generator>LibreOffice/7.5.2.2$Linux_X86_64 LibreOffice_project/50$Build-2</meta:generator>
    <meta:document-statistic meta:table-count="0" meta:image-count="0" meta:object-count="0" meta:page-count="4" meta:paragraph-count="80" meta:word-count="997" meta:character-count="6013" meta:non-whitespace-character-count="5089"/>
  </office:meta>
</office:document-meta>
</file>